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oneSerif1" svg:font-family="StoneSerif"/>
    <style:font-face style:name="DejaVu Sans1" svg:font-family="'DejaVu Sans'" style:font-pitch="variable"/>
    <style:font-face style:name="Liberation Serif1" svg:font-family="'Liberation Serif'" style:font-pitch="variable"/>
    <style:font-face style:name="StoneSerif" svg:font-family="Stone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31f20"/>
    </style:style>
    <style:style style:name="gr2" style:family="graphic" style:parent-style-name="standard">
      <style:graphic-properties draw:stroke="none" draw:fill="solid" draw:fill-color="#e6e7e8"/>
    </style:style>
    <style:style style:name="gr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7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4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5cm" svg:stroke-color="#000000" draw:marker-end="Arrow_20_concave" draw:stroke-linejoin="miter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16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50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1cm" fo:min-width="0.45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1cm" fo:min-width="1.02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1cm" fo:min-width="0.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4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0.66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2cm" fo:min-width="0.991cm" fo:padding-top="0cm" fo:padding-bottom="0cm" fo:padding-left="0cm" fo:padding-right="0cm"/>
    </style:style>
    <style:style style:name="P1" style:family="paragraph">
      <loext:graphic-properties draw:fill="solid" draw:fill-color="#231f20"/>
    </style:style>
    <style:style style:name="P2" style:family="paragraph">
      <loext:graphic-properties draw:fill="solid" draw:fill-color="#e6e7e8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7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font-size="5pt" style:font-size-asian="6pt" style:font-size-complex="6pt"/>
    </style:style>
    <style:style style:name="P11" style:family="paragraph">
      <loext:graphic-properties draw:fill="none"/>
      <style:paragraph-properties fo:text-align="center" style:writing-mode="lr-tb"/>
      <style:text-properties fo:font-size="5pt" style:font-size-asian="5pt" style:font-size-complex="5pt"/>
    </style:style>
    <style:style style:name="P12" style:family="paragraph">
      <loext:graphic-properties draw:fill="none"/>
      <style:paragraph-properties fo:text-align="start" style:writing-mode="lr-tb"/>
      <style:text-properties fo:font-size="5pt" style:font-size-asian="5.40000009536743pt" style:font-size-complex="5.40000009536743pt"/>
    </style:style>
    <style:style style:name="T1" style:family="text">
      <style:text-properties fo:color="#231f20" style:font-name="StoneSerif1" fo:font-size="8pt" style:font-size-asian="8pt" style:font-name-complex="StoneSerif1" style:font-size-complex="8pt"/>
    </style:style>
    <style:style style:name="T2" style:family="text">
      <style:text-properties fo:color="#231f20" style:font-name="StoneSerif1" fo:font-size="5pt" style:font-size-asian="5pt" style:font-name-complex="StoneSerif1" style:font-size-complex="5pt"/>
    </style:style>
    <style:style style:name="T3" style:family="text">
      <style:text-properties fo:color="#231f20" style:font-name="StoneSerif1" fo:font-size="5.40000009536743pt" style:font-size-asian="5.40000009536743pt" style:font-name-complex="StoneSerif1" style:font-size-complex="5.40000009536743pt"/>
    </style:style>
    <style:style style:name="T4" style:family="text">
      <style:text-properties fo:color="#231f20" style:font-name="StoneSerif1" fo:font-size="8pt" fo:font-weight="bold" style:font-size-asian="8pt" style:font-name-complex="StoneSerif1" style:font-size-complex="8pt" style:font-weight-complex="bold"/>
    </style:style>
    <style:style style:name="T5" style:family="text">
      <style:text-properties fo:color="#231f20" style:font-name="StoneSerif1" fo:font-size="5pt" style:font-size-asian="6pt" style:font-name-complex="StoneSerif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108cm" svg:height="0.747cm" svg:x="4.171cm" svg:y="0.044cm" svg:viewBox="0 0 2109 748" draw:points="0,748 2109,748 2109,0 0,0">
          <text:p/>
        </draw:polygon>
        <draw:polygon draw:style-name="gr2" draw:text-style-name="P2" draw:layer="layout" svg:width="2.109cm" svg:height="0.747cm" svg:x="4.135cm" svg:y="0.008cm" svg:viewBox="0 0 2110 748" draw:points="0,748 2110,748 2110,0 0,0">
          <text:p/>
        </draw:polygon>
        <draw:polygon draw:style-name="gr3" draw:text-style-name="P3" draw:layer="layout" svg:width="2.109cm" svg:height="0.747cm" svg:x="4.135cm" svg:y="0.008cm" svg:viewBox="0 0 2110 748" draw:points="2110,748 0,748 0,0 2110,0">
          <text:p/>
        </draw:polygon>
        <draw:polygon draw:style-name="gr1" draw:text-style-name="P1" draw:layer="layout" svg:width="2.183cm" svg:height="0.747cm" svg:x="5.766cm" svg:y="2.387cm" svg:viewBox="0 0 2184 748" draw:points="0,748 2184,748 2184,0 0,0">
          <text:p/>
        </draw:polygon>
        <draw:polygon draw:style-name="gr2" draw:text-style-name="P2" draw:layer="layout" svg:width="2.219cm" svg:height="0.747cm" svg:x="5.7cm" svg:y="2.352cm" svg:viewBox="0 0 2220 748" draw:points="0,748 2220,748 2220,0 0,0">
          <text:p/>
        </draw:polygon>
        <draw:polygon draw:style-name="gr3" draw:text-style-name="P3" draw:layer="layout" svg:width="2.219cm" svg:height="0.747cm" svg:x="5.7cm" svg:y="2.352cm" svg:viewBox="0 0 2220 748" draw:points="2220,748 0,748 0,0 2220,0">
          <text:p/>
        </draw:polygon>
        <draw:polygon draw:style-name="gr1" draw:text-style-name="P1" draw:layer="layout" svg:width="2.108cm" svg:height="0.747cm" svg:x="2.907cm" svg:y="2.387cm" svg:viewBox="0 0 2109 748" draw:points="0,748 2109,748 2109,0 0,0">
          <text:p/>
        </draw:polygon>
        <draw:polygon draw:style-name="gr2" draw:text-style-name="P2" draw:layer="layout" svg:width="2.109cm" svg:height="0.747cm" svg:x="2.871cm" svg:y="2.352cm" svg:viewBox="0 0 2110 748" draw:points="0,748 2110,748 2110,0 0,0">
          <text:p/>
        </draw:polygon>
        <draw:polygon draw:style-name="gr3" draw:text-style-name="P3" draw:layer="layout" svg:width="2.109cm" svg:height="0.747cm" svg:x="2.871cm" svg:y="2.352cm" svg:viewBox="0 0 2110 748" draw:points="2110,748 0,748 0,0 2110,0">
          <text:p/>
        </draw:polygon>
        <draw:polygon draw:style-name="gr2" draw:text-style-name="P2" draw:layer="layout" svg:width="0cm" svg:height="0.746cm" svg:x="4.449cm" svg:y="0.008cm" svg:viewBox="0 0 0 747" draw:points="0,747 0,0">
          <text:p/>
        </draw:polygon>
        <draw:line draw:style-name="gr3" draw:text-style-name="P3" draw:layer="layout" svg:x1="4.449cm" svg:y1="0.755cm" svg:x2="4.449cm" svg:y2="0.008cm">
          <text:p/>
        </draw:line>
        <draw:polygon draw:style-name="gr2" draw:text-style-name="P2" draw:layer="layout" svg:width="0cm" svg:height="0.746cm" svg:x="4.768cm" svg:y="0.008cm" svg:viewBox="0 0 0 747" draw:points="0,747 0,0">
          <text:p/>
        </draw:polygon>
        <draw:line draw:style-name="gr3" draw:text-style-name="P3" draw:layer="layout" svg:x1="4.768cm" svg:y1="0.755cm" svg:x2="4.768cm" svg:y2="0.008cm">
          <text:p/>
        </draw:line>
        <draw:polygon draw:style-name="gr2" draw:text-style-name="P2" draw:layer="layout" svg:width="0cm" svg:height="0.746cm" svg:x="5.928cm" svg:y="0.008cm" svg:viewBox="0 0 0 747" draw:points="0,747 0,0">
          <text:p/>
        </draw:polygon>
        <draw:line draw:style-name="gr3" draw:text-style-name="P3" draw:layer="layout" svg:x1="5.928cm" svg:y1="0.755cm" svg:x2="5.928cm" svg:y2="0.008cm">
          <text:p/>
        </draw:line>
        <draw:polygon draw:style-name="gr2" draw:text-style-name="P2" draw:layer="layout" svg:width="0cm" svg:height="0.746cm" svg:x="6.116cm" svg:y="2.351cm" svg:viewBox="0 0 0 747" draw:points="0,747 0,0">
          <text:p/>
        </draw:polygon>
        <draw:line draw:style-name="gr3" draw:text-style-name="P3" draw:layer="layout" svg:x1="6.116cm" svg:y1="3.098cm" svg:x2="6.116cm" svg:y2="2.351cm">
          <text:p/>
        </draw:line>
        <draw:polygon draw:style-name="gr2" draw:text-style-name="P2" draw:layer="layout" svg:width="0cm" svg:height="0.746cm" svg:x="6.435cm" svg:y="2.351cm" svg:viewBox="0 0 0 747" draw:points="0,747 0,0">
          <text:p/>
        </draw:polygon>
        <draw:line draw:style-name="gr3" draw:text-style-name="P3" draw:layer="layout" svg:x1="6.477cm" svg:y1="3.098cm" svg:x2="6.477cm" svg:y2="2.351cm">
          <text:p/>
        </draw:line>
        <draw:polygon draw:style-name="gr2" draw:text-style-name="P2" draw:layer="layout" svg:width="0cm" svg:height="0.746cm" svg:x="3.191cm" svg:y="2.351cm" svg:viewBox="0 0 0 747" draw:points="0,747 0,0">
          <text:p/>
        </draw:polygon>
        <draw:line draw:style-name="gr3" draw:text-style-name="P3" draw:layer="layout" svg:x1="3.191cm" svg:y1="3.098cm" svg:x2="3.191cm" svg:y2="2.351cm">
          <text:p/>
        </draw:line>
        <draw:polygon draw:style-name="gr2" draw:text-style-name="P2" draw:layer="layout" svg:width="0cm" svg:height="0.746cm" svg:x="3.51cm" svg:y="2.351cm" svg:viewBox="0 0 0 747" draw:points="0,747 0,0">
          <text:p/>
        </draw:polygon>
        <draw:line draw:style-name="gr3" draw:text-style-name="P3" draw:layer="layout" svg:x1="3.51cm" svg:y1="3.098cm" svg:x2="3.51cm" svg:y2="2.351cm">
          <text:p/>
        </draw:line>
        <draw:polygon draw:style-name="gr2" draw:text-style-name="P2" draw:layer="layout" svg:width="0cm" svg:height="0.746cm" svg:x="4.67cm" svg:y="2.351cm" svg:viewBox="0 0 0 747" draw:points="0,747 0,0">
          <text:p/>
        </draw:polygon>
        <draw:line draw:style-name="gr3" draw:text-style-name="P3" draw:layer="layout" svg:x1="4.67cm" svg:y1="3.098cm" svg:x2="4.67cm" svg:y2="2.351cm">
          <text:p/>
        </draw:line>
        <draw:frame draw:style-name="gr4" draw:text-style-name="P5" draw:layer="layout" svg:width="2.072cm" svg:height="0.331cm" svg:x="1.025cm" svg:y="0.051cm">
          <draw:text-box>
            <text:p text:style-name="P4"><text:span text:style-name="T1">Page directory</text:span></text:p>
          </draw:text-box>
        </draw:frame>
        <draw:frame draw:style-name="gr5" draw:text-style-name="P6" draw:layer="layout" svg:width="1.446cm" svg:height="0.493cm" svg:x="4.318cm" svg:y="1.422cm">
          <draw:text-box>
            <text:p text:style-name="P4"><text:span text:style-name="T2">(No pages</text:span></text:p>
            <text:p text:style-name="P4"><text:span text:style-name="T2">1024–2047)</text:span></text:p>
          </draw:text-box>
        </draw:frame>
        <draw:line draw:style-name="gr6" draw:text-style-name="P3" draw:layer="layout" svg:x1="4.597cm" svg:y1="0.813cm" svg:x2="4.6cm" svg:y2="1.4cm">
          <text:p/>
        </draw:line>
        <draw:line draw:style-name="gr6" draw:text-style-name="P3" draw:layer="layout" svg:x1="3.356cm" svg:y1="3.15cm" svg:x2="3.356cm" svg:y2="3.76cm">
          <text:p/>
        </draw:line>
        <draw:frame draw:style-name="gr7" draw:text-style-name="P7" draw:layer="layout" svg:width="1.161cm" svg:height="0.324cm" svg:x="2.739cm" svg:y="3.776cm">
          <draw:text-box>
            <text:p text:style-name="P4"><text:span text:style-name="T3">(No page 1)</text:span></text:p>
          </draw:text-box>
        </draw:frame>
        <draw:line draw:style-name="gr6" draw:text-style-name="P3" draw:layer="layout" svg:x1="4.297cm" svg:y1="0.5cm" svg:x2="3cm" svg:y2="2.3cm">
          <text:p/>
        </draw:line>
        <draw:line draw:style-name="gr6" draw:text-style-name="P3" draw:layer="layout" svg:x1="6.09cm" svg:y1="0.5cm" svg:x2="5.9cm" svg:y2="2.3cm">
          <text:p/>
        </draw:line>
        <draw:polygon draw:style-name="gr2" draw:text-style-name="P2" draw:layer="layout" svg:width="1.649cm" svg:height="1.507cm" svg:x="0.983cm" svg:y="2.719cm" svg:viewBox="0 0 1650 1508" draw:points="1650,0 0,1508">
          <text:p/>
        </draw:polygon>
        <draw:frame draw:style-name="gr8" draw:text-style-name="P6" draw:layer="layout" svg:width="0.281cm" svg:height="0.331cm" svg:x="3.296cm" svg:y="2.831cm">
          <draw:text-box>
            <text:p text:style-name="P4"><text:span text:style-name="T2">X</text:span></text:p>
          </draw:text-box>
        </draw:frame>
        <draw:frame draw:style-name="gr9" draw:text-style-name="P5" draw:layer="layout" svg:width="1.509cm" svg:height="0.331cm" svg:x="0.1cm" svg:y="2.388cm">
          <draw:text-box>
            <text:p text:style-name="P4"><text:span text:style-name="T1">Page table</text:span></text:p>
          </draw:text-box>
        </draw:frame>
        <draw:frame draw:style-name="gr10" draw:text-style-name="P8" draw:layer="layout" svg:width="0.286cm" svg:height="0.331cm" svg:x="5.207cm" svg:y="0.12cm">
          <draw:text-box>
            <text:p text:style-name="P4"><text:span text:style-name="T4">…</text:span></text:p>
          </draw:text-box>
        </draw:frame>
        <draw:frame draw:style-name="gr10" draw:text-style-name="P8" draw:layer="layout" svg:width="0.286cm" svg:height="0.331cm" svg:x="7.036cm" svg:y="2.463cm">
          <draw:text-box>
            <text:p text:style-name="P4"><text:span text:style-name="T4">…</text:span></text:p>
          </draw:text-box>
        </draw:frame>
        <draw:frame draw:style-name="gr10" draw:text-style-name="P8" draw:layer="layout" svg:width="0.286cm" svg:height="0.331cm" svg:x="3.949cm" svg:y="2.463cm">
          <draw:text-box>
            <text:p text:style-name="P4"><text:span text:style-name="T4">…</text:span></text:p>
          </draw:text-box>
        </draw:frame>
        <draw:frame draw:style-name="gr10" draw:text-style-name="P8" draw:layer="layout" svg:width="0.286cm" svg:height="0.331cm" svg:x="5.253cm" svg:y="2.463cm">
          <draw:text-box>
            <text:p text:style-name="P4"><text:span text:style-name="T4">…</text:span></text:p>
          </draw:text-box>
        </draw:frame>
        <draw:frame draw:style-name="gr11" draw:text-style-name="P6" draw:layer="layout" svg:width="0.451cm" svg:height="0.231cm" svg:x="2.354cm" svg:y="2.4cm">
          <draw:text-box>
            <text:p text:style-name="P4"><text:span text:style-name="T2">Valid</text:span></text:p>
          </draw:text-box>
        </draw:frame>
        <draw:frame draw:style-name="gr12" draw:text-style-name="P6" draw:layer="layout" svg:width="1.026cm" svg:height="0.231cm" svg:x="1.799cm" svg:y="2.845cm">
          <draw:text-box>
            <text:p text:style-name="P4"><text:span text:style-name="T2">Page frame</text:span></text:p>
          </draw:text-box>
        </draw:frame>
        <draw:frame draw:style-name="gr13" draw:text-style-name="P10" draw:layer="layout" svg:width="0.2cm" svg:height="0.247cm" svg:x="3cm" svg:y="2.401cm">
          <draw:text-box>
            <text:p text:style-name="P9"><text:span text:style-name="T5">1</text:span></text:p>
          </draw:text-box>
        </draw:frame>
        <draw:frame draw:style-name="gr14" draw:text-style-name="P11" draw:layer="layout" svg:width="0.2cm" svg:height="0.231cm" svg:x="3.3cm" svg:y="2.4cm">
          <draw:text-box>
            <text:p text:style-name="P9"><text:span text:style-name="T2">0</text:span></text:p>
          </draw:text-box>
        </draw:frame>
        <draw:frame draw:style-name="gr14" draw:text-style-name="P11" draw:layer="layout" svg:width="0.2cm" svg:height="0.231cm" svg:x="4.77cm" svg:y="2.403cm">
          <draw:text-box>
            <text:p text:style-name="P9"><text:span text:style-name="T2">1</text:span></text:p>
          </draw:text-box>
        </draw:frame>
        <draw:frame draw:style-name="gr8" draw:text-style-name="P6" draw:layer="layout" svg:width="0.281cm" svg:height="0.331cm" svg:x="2.997cm" svg:y="2.832cm">
          <draw:text-box>
            <text:p text:style-name="P4"><text:span text:style-name="T2">0</text:span></text:p>
          </draw:text-box>
        </draw:frame>
        <draw:frame draw:style-name="gr8" draw:text-style-name="P12" draw:layer="layout" svg:width="0.281cm" svg:height="0.331cm" svg:x="4.72cm" svg:y="2.833cm">
          <draw:text-box>
            <text:p text:style-name="P4"><text:span text:style-name="T5">42</text:span></text:p>
          </draw:text-box>
        </draw:frame>
        <draw:frame draw:style-name="gr14" draw:text-style-name="P11" draw:layer="layout" svg:width="0.2cm" svg:height="0.231cm" svg:x="5.867cm" svg:y="2.402cm">
          <draw:text-box>
            <text:p text:style-name="P9"><text:span text:style-name="T2">1</text:span></text:p>
          </draw:text-box>
        </draw:frame>
        <draw:frame draw:style-name="gr14" draw:text-style-name="P11" draw:layer="layout" svg:width="0.2cm" svg:height="0.231cm" svg:x="6.248cm" svg:y="2.403cm">
          <draw:text-box>
            <text:p text:style-name="P9"><text:span text:style-name="T2">1</text:span></text:p>
          </draw:text-box>
        </draw:frame>
        <draw:frame draw:style-name="gr15" draw:text-style-name="P12" draw:layer="layout" svg:width="0.345cm" svg:height="0.331cm" svg:x="5.74cm" svg:y="2.834cm">
          <draw:text-box>
            <text:p text:style-name="P4"><text:span text:style-name="T5">100</text:span></text:p>
          </draw:text-box>
        </draw:frame>
        <draw:frame draw:style-name="gr8" draw:text-style-name="P12" draw:layer="layout" svg:width="0.281cm" svg:height="0.331cm" svg:x="6.198cm" svg:y="2.835cm">
          <draw:text-box>
            <text:p text:style-name="P4"><text:span text:style-name="T5">99</text:span></text:p>
          </draw:text-box>
        </draw:frame>
        <draw:frame draw:style-name="gr16" draw:text-style-name="P6" draw:layer="layout" svg:width="0.662cm" svg:height="0.415cm" svg:x="2.692cm" svg:y="1.422cm">
          <draw:text-box>
            <text:p text:style-name="P4"><text:span text:style-name="T2">Pages </text:span></text:p>
            <text:p text:style-name="P4"><text:span text:style-name="T2">0–1023</text:span></text:p>
          </draw:text-box>
        </draw:frame>
        <draw:frame draw:style-name="gr17" draw:text-style-name="P6" draw:layer="layout" svg:width="1.691cm" svg:height="0.622cm" svg:x="6.02cm" svg:y="1.422cm">
          <draw:text-box>
            <text:p text:style-name="P4"><text:span text:style-name="T2">Pages</text:span></text:p>
            <text:p text:style-name="P4"><text:span text:style-name="T2">1047552–1048575</text:span></text:p>
          </draw:text-box>
        </draw:frame>
        <draw:frame draw:style-name="gr11" draw:text-style-name="P6" draw:layer="layout" svg:width="0.451cm" svg:height="0.231cm" svg:x="3.607cm" svg:y="0.051cm">
          <draw:text-box>
            <text:p text:style-name="P4"><text:span text:style-name="T2">Valid</text:span></text:p>
          </draw:text-box>
        </draw:frame>
        <draw:frame draw:style-name="gr13" draw:text-style-name="P10" draw:layer="layout" svg:width="0.2cm" svg:height="0.247cm" svg:x="4.267cm" svg:y="0.051cm">
          <draw:text-box>
            <text:p text:style-name="P9"><text:span text:style-name="T5">1</text:span></text:p>
          </draw:text-box>
        </draw:frame>
        <draw:frame draw:style-name="gr14" draw:text-style-name="P11" draw:layer="layout" svg:width="0.2cm" svg:height="0.231cm" svg:x="4.572cm" svg:y="0.051cm">
          <draw:text-box>
            <text:p text:style-name="P9"><text:span text:style-name="T2">0</text:span></text:p>
          </draw:text-box>
        </draw:frame>
        <draw:frame draw:style-name="gr13" draw:text-style-name="P10" draw:layer="layout" svg:width="0.2cm" svg:height="0.247cm" svg:x="6.045cm" svg:y="0.052cm">
          <draw:text-box>
            <text:p text:style-name="P9"><text:span text:style-name="T5">1</text:span></text:p>
          </draw:text-box>
        </draw:frame>
        <draw:frame draw:style-name="gr8" draw:text-style-name="P6" draw:layer="layout" svg:width="0.281cm" svg:height="0.331cm" svg:x="4.572cm" svg:y="0.432cm">
          <draw:text-box>
            <text:p text:style-name="P4"><text:span text:style-name="T2">X</text:span></text:p>
          </draw:text-box>
        </draw:frame>
        <draw:frame draw:style-name="gr11" draw:text-style-name="P6" draw:layer="layout" svg:width="0.633cm" svg:height="0.231cm" svg:x="3.429cm" svg:y="0.452cm">
          <draw:text-box>
            <text:p text:style-name="P4"><text:span text:style-name="T2">Poin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oneSerif1" svg:font-family="StoneSerif"/>
    <style:font-face style:name="DejaVu Sans1" svg:font-family="'DejaVu Sans'" style:font-pitch="variable"/>
    <style:font-face style:name="Liberation Serif1" svg:font-family="'Liberation Serif'" style:font-pitch="variable"/>
    <style:font-face style:name="StoneSerif" svg:font-family="Stone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26cm" fo:page-height="4.1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03T17:17:19.950776482</dc:date>
    <meta:editing-duration>PT59M39S</meta:editing-duration>
    <meta:editing-cycles>15</meta:editing-cycles>
    <meta:generator>LibreOffice/6.2.3.2$Linux_X86_64 LibreOffice_project/aecc05fe267cc68dde00352a451aa867b3b546ac</meta:generator>
    <meta:document-statistic meta:object-count="58"/>
  </office:meta>
</office:document-meta>
</file>